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s" fo:country="AR"/>
    </style:style>
    <style:style style:name="P10" style:parent-style-name="Standard" style:family="paragraph">
      <style:text-properties fo:language="es" fo:country="AR"/>
    </style:style>
    <style:style style:name="P11" style:parent-style-name="Standard" style:family="paragraph">
      <style:text-properties fo:language="es" fo:country="AR"/>
    </style:style>
    <style:style style:name="P12" style:parent-style-name="Standard" style:family="paragraph">
      <style:text-properties fo:language="es" fo:country="AR"/>
    </style:style>
    <style:style style:name="P13" style:parent-style-name="Standard" style:family="paragraph">
      <style:text-properties fo:language="es" fo:country="AR"/>
    </style:style>
    <style:style style:name="P14" style:parent-style-name="Standard" style:list-style-name="LFO2" style:family="paragraph">
      <style:text-properties fo:language="es" fo:country="AR"/>
    </style:style>
  </office:automatic-styles>
  <office:body>
    <office:text text:use-soft-page-breaks="true">
      <text:p text:style-name="P1">2)</text:p>
      <text:p text:style-name="Standard"/>
      <text:p text:style-name="Standard">a)</text:p>
      <text:p text:style-name="Standard"/>
      <text:list text:style-name="LFO1" text:continue-numbering="true">
        <text:list-item>
          <text:p text:style-name="P2">La entrada clk representa el valor a alamacenar en los flip-flop D</text:p>
        </text:list-item>
        <text:list-item>
          <text:p text:style-name="P3">El force-input es una entrada de control que habilita el almacenado de valores en los flip-flop D y afecta los 3 al mismo tiempo. Las 3 entradas conectadas al input W en los flip-flop D tambien cumplen esta funcion, solo que actua cada una en un flip-flop D</text:p>
        </text:list-item>
        <text:list-item>
          <text:p text:style-name="P4">Las entradas conectadas al input en_out en cada flip-flop D son de control y habilitan la salida del valor almacenado</text:p>
        </text:list-item>
        <text:list-item>
          <text:p text:style-name="P5">El en_force_input es una entrada de control que regula el paso del valor que entra en force_input</text:p>
        </text:list-item>
        <text:list-item>
          <text:p text:style-name="P6">R0, R1 y R2 son un valor de salida y representan los valores almacenados en cada uno de los flip-flop D.</text:p>
        </text:list-item>
        <text:list-item>
          <text:p text:style-name="P7">Luego esta la salida general del componente que, en el caso de que no haya error devuelve los valores alamacenados en lo/s Ri y/o en el force_input</text:p>
        </text:list-item>
      </text:list>
      <text:p text:style-name="Standard"/>
      <text:p text:style-name="P8">b) sec_activacion: Force_Input -&gt; en_Force_input -&gt; (en Registro 1) w -&gt; clk</text:p>
      <text:p text:style-name="P9"><text:s text:c="4"/>En caso de que se desee alterar componendes, esta es la secuencia de pasos para no modifique a “registro_1”: (en registro_1) deshabilitamos w.</text:p>
      <text:p text:style-name="P10"/>
      <text:p text:style-name="P11">c) sec: en_force_input<text:s/>1<text:s/>(no nos importa el valor que tenga “Force_input” previamente (0 o 1) -&gt; (en “Registro_0”) w 1-&gt; clk 1 -&gt; clk <text:s/>0 -&gt; en_Force_input 0 -&gt; en_out 1 (en “r_0”) -&gt; w 1 (en “R_1”) -&gt; clk 1 -&gt; clk 0 -&gt; en_out (en “R_0”) 0 -&gt; w (en ”R_1”) 0 -&gt; en_out (en “R_1”) 0 -&gt;<text:s/>(en “r_0”) en_out 0<text:s/>-&gt; (en “r_2”) en_out 1 -&gt;<text:s/>clk 1 -&gt; clk 0 -&gt; en r_0 0 -&gt; en r_2 w= 1 -&gt; en r_2 en_out = 0 -&gt; en r_1 en_out= 1-&gt; clk 1 -&gt; clk 0</text:p>
      <text:p text:style-name="P12"/>
      <text:p text:style-name="P13">3</text:p>
      <text:list text:style-name="LFO2" text:continue-numbering="true">
        <text:list-item>
          <text:p text:style-name="P14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ranco chazarreta</dc:creator>
    <meta:creation-date>2025-04-15T14:11:00Z</meta:creation-date>
    <dc:date>2025-04-19T21:32:00Z</dc:date>
    <meta:template xlink:href="Normal" xlink:type="simple"/>
    <meta:editing-cycles>2</meta:editing-cycles>
    <meta:editing-duration>PT3300S</meta:editing-duration>
    <meta:document-statistic meta:page-count="1" meta:paragraph-count="2" meta:word-count="224" meta:character-count="1459" meta:row-count="10" meta:non-whitespace-character-count="1237"/>
  </office:meta>
</office:document-meta>
</file>